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9e8" officeooo:paragraph-rsid="000a496f"/>
    </style:style>
    <style:style style:name="P2" style:family="paragraph" style:parent-style-name="Standard">
      <style:text-properties officeooo:rsid="001689e8" officeooo:paragraph-rsid="000da03e"/>
    </style:style>
    <style:style style:name="P3" style:family="paragraph" style:parent-style-name="Standard">
      <style:text-properties officeooo:rsid="00096981" officeooo:paragraph-rsid="000da03e"/>
    </style:style>
    <style:style style:name="P4" style:family="paragraph" style:parent-style-name="Standard">
      <style:text-properties officeooo:rsid="000bae6d" officeooo:paragraph-rsid="000bae6d"/>
    </style:style>
    <style:style style:name="P5" style:family="paragraph" style:parent-style-name="Standard">
      <style:text-properties style:text-underline-style="none" officeooo:rsid="001b4c16" officeooo:paragraph-rsid="000da03e"/>
    </style:style>
    <style:style style:name="P6" style:family="paragraph" style:parent-style-name="Standard">
      <style:text-properties style:text-underline-style="none" officeooo:rsid="0004d398" officeooo:paragraph-rsid="000da03e"/>
    </style:style>
    <style:style style:name="P7" style:family="paragraph" style:parent-style-name="Standard">
      <style:text-properties style:text-underline-style="none" officeooo:rsid="0007cdc1" officeooo:paragraph-rsid="000da03e"/>
    </style:style>
    <style:style style:name="P8" style:family="paragraph" style:parent-style-name="Standard">
      <style:text-properties style:text-underline-style="none" officeooo:rsid="000a496f" officeooo:paragraph-rsid="000da03e"/>
    </style:style>
    <style:style style:name="P9" style:family="paragraph" style:parent-style-name="Standard">
      <style:text-properties style:text-underline-style="none" officeooo:rsid="000b34fb" officeooo:paragraph-rsid="000da03e"/>
    </style:style>
    <style:style style:name="P10" style:family="paragraph" style:parent-style-name="Standard">
      <style:text-properties style:text-underline-style="none" officeooo:rsid="000b6706" officeooo:paragraph-rsid="000da03e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195fb0" officeooo:paragraph-rsid="000da03e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1b4c16" officeooo:paragraph-rsid="000da03e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rsid="000ee225" officeooo:paragraph-rsid="000ee225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258347" officeooo:paragraph-rsid="000da03e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b4c16" officeooo:paragraph-rsid="000da03e" style:font-size-asian="15pt" style:font-weight-asian="bold" style:font-size-complex="15pt" style:font-weight-complex="bold"/>
    </style:style>
    <style:style style:name="P16" style:family="paragraph" style:parent-style-name="Standard">
      <style:text-properties style:text-underline-style="none" officeooo:rsid="00258347" officeooo:paragraph-rsid="000da03e"/>
    </style:style>
    <style:style style:name="P17" style:family="paragraph" style:parent-style-name="Standard">
      <style:text-properties style:text-underline-style="none" officeooo:rsid="000a496f" officeooo:paragraph-rsid="000da03e"/>
    </style:style>
    <style:style style:name="P18" style:family="paragraph" style:parent-style-name="Standard">
      <style:text-properties style:text-underline-style="none" officeooo:rsid="000b6706" officeooo:paragraph-rsid="000b6706"/>
    </style:style>
    <style:style style:name="P19" style:family="paragraph" style:parent-style-name="Standard">
      <style:text-properties style:text-underline-style="none" officeooo:rsid="000b6706" officeooo:paragraph-rsid="000da03e"/>
    </style:style>
    <style:style style:name="P20" style:family="paragraph" style:parent-style-name="Standard">
      <style:text-properties style:text-underline-style="none" officeooo:rsid="001689e8" officeooo:paragraph-rsid="000a496f"/>
    </style:style>
    <style:style style:name="P21" style:family="paragraph" style:parent-style-name="Standard">
      <style:text-properties style:text-underline-style="none" officeooo:rsid="000bae6d" officeooo:paragraph-rsid="000bae6d"/>
    </style:style>
    <style:style style:name="P22" style:family="paragraph" style:parent-style-name="Standard">
      <style:text-properties style:text-underline-style="none" officeooo:rsid="000ee225" officeooo:paragraph-rsid="000ee225"/>
    </style:style>
    <style:style style:name="P23" style:family="paragraph" style:parent-style-name="Standard">
      <style:text-properties style:text-underline-style="none" officeooo:rsid="001027da" officeooo:paragraph-rsid="001027da"/>
    </style:style>
    <style:style style:name="P24" style:family="paragraph" style:parent-style-name="Standard">
      <style:text-properties style:text-underline-style="none" officeooo:rsid="001027da" officeooo:paragraph-rsid="0011a453"/>
    </style:style>
    <style:style style:name="P25" style:family="paragraph" style:parent-style-name="Standard">
      <style:text-properties style:text-underline-style="none" officeooo:rsid="00117d2f" officeooo:paragraph-rsid="001027da"/>
    </style:style>
    <style:style style:name="P26" style:family="paragraph" style:parent-style-name="Standard">
      <style:text-properties style:text-underline-style="none" officeooo:rsid="00117d2f" officeooo:paragraph-rsid="0011a453"/>
    </style:style>
    <style:style style:name="P27" style:family="paragraph" style:parent-style-name="Standard">
      <style:text-properties style:text-underline-style="none" officeooo:rsid="00121656" officeooo:paragraph-rsid="00121656"/>
    </style:style>
    <style:style style:name="P28" style:family="paragraph" style:parent-style-name="Standard">
      <style:text-properties style:text-underline-style="none" officeooo:rsid="00141120" officeooo:paragraph-rsid="00141120"/>
    </style:style>
    <style:style style:name="P29" style:family="paragraph" style:parent-style-name="Standard">
      <style:text-properties officeooo:rsid="001689e8" officeooo:paragraph-rsid="000a496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0b48"/>
    </style:style>
    <style:style style:name="T3" style:family="text">
      <style:text-properties style:text-underline-style="none" officeooo:rsid="000a496f"/>
    </style:style>
    <style:style style:name="T4" style:family="text">
      <style:text-properties style:text-underline-style="none" officeooo:rsid="00258347"/>
    </style:style>
    <style:style style:name="T5" style:family="text">
      <style:text-properties style:text-underline-style="none" officeooo:rsid="00117d2f"/>
    </style:style>
    <style:style style:name="T6" style:family="text">
      <style:text-properties officeooo:rsid="0005f17a"/>
    </style:style>
    <style:style style:name="T7" style:family="text">
      <style:text-properties officeooo:rsid="00090b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onctionnement technique</text:p>
      <text:p text:style-name="P11"/>
      <text:p text:style-name="P2"><text:a xlink:type="simple" xlink:href="https://www.cbnews.fr/etudes/image-16-20-millions-utilisateurs-assistants-vocaux-france-54617" text:style-name="Internet_20_link" text:visited-style-name="Visited_20_Internet_20_Link">https://www.cbnews.fr/etudes/image-16-20-millions-utilisateurs-assistants-vocaux-france-54617</text:a><text:span text:style-name="T1"> </text:span></text:p>
      <text:p text:style-name="P16">13 septembre 2020 - Utilisation et usage des assistants vocaux en France</text:p>
      <text:p text:style-name="P16"/>
      <text:p text:style-name="P2"><text:a xlink:type="simple" xlink:href="https://www.suricats-consulting.com/expertise-commerce-assistant-vocal/" text:style-name="Internet_20_link" text:visited-style-name="Visited_20_Internet_20_Link">https://www.suricats-consulting.com/expertise-commerce-assistant-vocal/</text:a><text:span text:style-name="T1"> </text:span></text:p>
      <text:p text:style-name="P16">Pas de date – GAFAM + fonctionnement technique</text:p>
      <text:p text:style-name="P16"/>
      <text:p text:style-name="P2"><text:a xlink:type="simple" xlink:href="https://homenergie.maison-travaux.fr/homenergie/solutions-du-quotidien-home-energie/objets-connectes-home-energie/assistants-domestiques-assistance-vocale-quil-faut-savoir-247154.html" text:style-name="Internet_20_link" text:visited-style-name="Visited_20_Internet_20_Link">https://homenergie.maison-travaux.fr/homenergie/solutions-du-quotidien-home-energie/objets-connectes-home-energie/assistants-domestiques-assistance-vocale-quil-faut-savoir-247154.html</text:a><text:span text:style-name="T1"> </text:span></text:p>
      <text:p text:style-name="P16">19 juin 2019 – A quoi ça sert ? Les principaux assistants du marché ? Comment ils fonctionnent ?</text:p>
      <text:p text:style-name="P16"/>
      <text:p text:style-name="P2"><text:a xlink:type="simple" xlink:href="https://www.cnil.fr/fr/le-fonctionnement-des-assistants-vocaux-en-5-etapes#:~:text=L'utilisateur%20énonce%20sa%20requête,concepteur%20de%20l'assistant%20vocal" text:style-name="Internet_20_link" text:visited-style-name="Visited_20_Internet_20_Link">https://www.cnil.fr/fr/le-fonctionnement-des-assistants-vocaux-en-5-etapes#:~:text=L'utilisateur%20%C3%A9nonce%20sa%20requ%C3%AAte,concepteur%20de%20l'assistant%20vocal</text:a><text:span text:style-name="T1">. </text:span></text:p>
      <text:p text:style-name="P16">07 septembre 2020 – Le fonctionnement (pas assez précis)</text:p>
      <text:p text:style-name="P16"/>
      <text:p text:style-name="P2"><text:a xlink:type="simple" xlink:href="https://www.cmsinfo.org/high-tech/assistants-vocaux-comment-fonctionnent-ils/" text:style-name="Internet_20_link" text:visited-style-name="Visited_20_Internet_20_Link">https://www.cmsinfo.org/high-tech/assistants-vocaux-comment-fonctionnent-ils/</text:a><text:span text:style-name="T1"> </text:span></text:p>
      <text:p text:style-name="P16">Pas de date – Fonctionnement + qu’est-ce que c’est ?</text:p>
      <text:p text:style-name="P16"/>
      <text:p text:style-name="P2"><text:a xlink:type="simple" xlink:href="https://www.la-croix.com/Sciences-et-ethique/Assistance-vocale-espion-salon-2020-09-28-1201116481" text:style-name="Internet_20_link" text:visited-style-name="Visited_20_Internet_20_Link">https://www.la-croix.com/Sciences-et-ethique/Assistance-vocale-espion-salon-2020-09-28-1201116481</text:a><text:span text:style-name="T2"> </text:span></text:p>
      <text:p text:style-name="P3"><text:span text:style-name="T2">2</text:span><text:span text:style-name="T4">8 septembre 2020 – espionnage et vol de données privées</text:span></text:p>
      <text:p text:style-name="P16"/>
      <text:p text:style-name="P2"><text:a xlink:type="simple" xlink:href="https://siecledigital.fr/2019/10/23/alexa-et-google-home-sont-ils-des-espions-intelligents/" text:style-name="Internet_20_link" text:visited-style-name="Visited_20_Internet_20_Link">https://siecledigital.fr/2019/10/23/alexa-et-google-home-sont-ils-des-espions-intelligents/</text:a><text:span text:style-name="T1"> </text:span></text:p>
      <text:p text:style-name="P8">23 octobre 2019 – espionnage par des applications développées par des tiers</text:p>
      <text:p text:style-name="P8"/>
      <text:p text:style-name="P2"><text:a xlink:type="simple" xlink:href="https://www.atlantico.fr/article/rdv/ce-nouveau-gadget-qui-empeche-les-assistants-vocaux-de-vous-espionner-google-amazon-apple-alexa-siri-donnees-personnelles-leackypick-enceintes-connectees-jerome-durel" text:style-name="Internet_20_link" text:visited-style-name="Visited_20_Internet_20_Link">https://www.atlantico.fr/article/rdv/ce-nouveau-gadget-qui-empeche-les-assistants-vocaux-de-vous-espionner-google-amazon-apple-alexa-siri-donnees-personnelles-leackypick-enceintes-connectees-jerome-durel</text:a><text:span text:style-name="T3"> </text:span></text:p>
      <text:p text:style-name="P8">20 juillet 2020 – gadget qui empêche les assistants de nous espionner</text:p>
      <text:p text:style-name="P8"/>
      <text:p text:style-name="P2"><text:a xlink:type="simple" xlink:href="https://www.journaldugeek.com/2020/07/07/sir-alexa-espionner-sans-faire-expres/" text:style-name="Internet_20_link" text:visited-style-name="Visited_20_Internet_20_Link">https://www.journaldugeek.com/2020/07/07/sir-alexa-espionner-sans-faire-expres/</text:a><text:span text:style-name="T1"> </text:span></text:p>
      <text:p text:style-name="P8">07 juillet 2020 – espionnage des assistants accidentellement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Enjeux économiques</text:p>
      <text:p text:style-name="P5"/>
      <text:p text:style-name="P2"><text:a xlink:type="simple" xlink:href="https://open-source.developpez.com/actu/309922/Des-chercheurs-de-Stanford-developpent-une-alternative-open-source-a-Alexa-et-Google-Assistant-esperant-que-l-assistant-Almond-permette-d-accroitre-la-concurrence-et-mieux-proteger-la-vie-privee/" text:style-name="Internet_20_link" text:visited-style-name="Visited_20_Internet_20_Link">https://open-source.developpez.com/actu/309922/Des-chercheurs-de-Stanford-developpent-une-alternative-open-source-a-Alexa-et-Google-Assistant-esperant-que-l-assistant-Almond-permette-d-accroitre-la-concurrence-et-mieux-proteger-la-vie-privee/</text:a><text:span text:style-name="T1"> </text:span></text:p>
      <text:p text:style-name="P6">23 octobre 2020 – Alternative open source aux assistants <text:span text:style-name="T6">numériques</text:span> des GAFAM</text:p>
      <text:p text:style-name="P6"/>
      <text:p text:style-name="P2"><text:a xlink:type="simple" xlink:href="https://www.directpoint.ch/fr/themes/numerique/marketing-sur-les-moteurs-de-recherche/assistants-vocaux-numeriques" text:style-name="Internet_20_link" text:visited-style-name="Visited_20_Internet_20_Link">https://www.directpoint.ch/fr/themes/numerique/marketing-sur-les-moteurs-de-recherche/assistants-vocaux-numeriques</text:a><text:span text:style-name="T1"> </text:span></text:p>
      <text:p text:style-name="P7">Pas de date – Explication du marché + optimisation des recherches</text:p>
      <text:p text:style-name="P7"/>
      <text:p text:style-name="P2"><text:a xlink:type="simple" xlink:href="https://blog.mbadmb.com/les-assistants-vocaux-el-dorado-des-gafam/" text:style-name="Internet_20_link" text:visited-style-name="Visited_20_Internet_20_Link">https://blog.mbadmb.com/les-assistants-vocaux-el-dorado-des-gafam/</text:a><text:span text:style-name="T1"> </text:span></text:p>
      <text:p text:style-name="P7">31 decembre 2019 – Explication économique + enjeux pour les GAFAM</text:p>
      <text:p text:style-name="P7"/>
      <text:p text:style-name="P2"><text:a xlink:type="simple" xlink:href="https://www.usine-digitale.fr/article/pourquoi-les-gafam-font-parfois-ecouter-a-des-humains-ce-qu-entendent-leurs-assistants-vocaux.N873745" text:style-name="Internet_20_link" text:visited-style-name="Visited_20_Internet_20_Link">https://www.usine-digitale.fr/article/pourquoi-les-gafam-font-parfois-ecouter-a-des-humains-ce-qu-entendent-leurs-assistants-vocaux.N873745</text:a><text:span text:style-name="T1"> </text:span></text:p>
      <text:p text:style-name="P7">12 août 2019 – Enjeux GAFAM + atteinte à la vie privée ?</text:p>
      <text:p text:style-name="P7"/>
      <text:p text:style-name="P2"><text:a xlink:type="simple" xlink:href="https://www.netlight-solutions.com/chaque-assistant-numerique-que-vous-devez-connaitre-et-comprendre/#:~:text=Les%20assistants%20numériques%20répondent%20aux,général%2C%20leur%20faciliter%20la%20vie" text:style-name="Internet_20_link" text:visited-style-name="Visited_20_Internet_20_Link">https://www.netlight-solutions.com/chaque-assistant-numerique-que-vous-devez-connaitre-et-comprendre/#:~:text=Les%20assistants%20num%C3%A9riques%20r%C3%A9pondent%20aux,g%C3%A9n%C3%A9ral%2C%20leur%20faciliter%20la%20vie</text:a><text:span text:style-name="T1">.</text:span></text:p>
      <text:p text:style-name="P7">18 avril 201<text:span text:style-name="T7">9 – impact sur la recherche vocale + marketing + les plus populaires</text:span></text:p>
      <text:p text:style-name="P7"/>
      <text:p text:style-name="P2"><text:a xlink:type="simple" xlink:href="https://www.usinenouvelle.com/editorial/derriere-les-assistants-vocaux-les-defis-de-l-economie-de-la-voix.N858500" text:style-name="Internet_20_link" text:visited-style-name="Visited_20_Internet_20_Link">https://www.usinenouvelle.com/editorial/derriere-les-assistants-vocaux-les-defis-de-l-economie-de-la-voix.N858500</text:a><text:span text:style-name="T1"> </text:span></text:p>
      <text:p text:style-name="P8">27 juin 2019 – économie de la voix</text:p>
      <text:p text:style-name="P8"/>
      <text:p text:style-name="P2"><text:a xlink:type="simple" xlink:href="https://www.la-croix.com/Economie/Sans-mains-essor-assistants-vocaux-temps-pandemie-2020-05-10-1301093409" text:style-name="Internet_20_link" text:visited-style-name="Visited_20_Internet_20_Link">https://www.la-croix.com/Economie/Sans-mains-essor-assistants-vocaux-temps-pandemie-2020-05-10-1301093409</text:a><text:span text:style-name="T1"> </text:span></text:p>
      <text:p text:style-name="P9">10 mai 2020 – l’utilité des assistants vocaux pendant la pandémie</text:p>
      <text:p text:style-name="P9"/>
      <text:p text:style-name="P2"><text:a xlink:type="simple" xlink:href="https://www.itespresso.fr/assistants-vocaux-gafa-205859.html" text:style-name="Internet_20_link" text:visited-style-name="Visited_20_Internet_20_Link">https://www.itespresso.fr/assistants-vocaux-gafa-205859.html</text:a><text:span text:style-name="T1"> </text:span></text:p>
      <text:p text:style-name="P10">19 avril 2019 – l’utilité de leur machine pour les GAFA</text:p>
      <text:p text:style-name="P10"/>
      <text:p text:style-name="P2"><text:a xlink:type="simple" xlink:href="https://www.fabernovel.com/fr/article/economie/interfaces-vocales-la-guerre-des-gafa-se-joue-dans-votre-salon" text:style-name="Internet_20_link" text:visited-style-name="Visited_20_Internet_20_Link">https://www.fabernovel.com/fr/article/economie/interfaces-vocales-la-guerre-des-gafa-se-joue-dans-votre-salon</text:a><text:span text:style-name="T1"> </text:span></text:p>
      <text:p text:style-name="P10">25 avril 2018 – la guerre économique des GAFA dans nos salons</text:p>
      <text:p text:style-name="P10"/>
      <text:p text:style-name="P10"><text:a xlink:type="simple" xlink:href="https://usbeketrica.com/fr/article/assistants-vocaux-dans-la-banque" text:style-name="Internet_20_link" text:visited-style-name="Visited_20_Internet_20_Link">https://usbeketrica.com/fr/article/assistants-vocaux-dans-la-banque</text:a> </text:p>
      <text:p text:style-name="P27">9 février 2018 – repenser la relation client dans les banques</text:p>
      <text:p text:style-name="P27"/>
      <text:p text:style-name="P27"><text:a xlink:type="simple" xlink:href="https://www.lebigdata.fr/intelligence-artificielle-empathie#:~:text=L'intelligence%20artificielle%20pourrait%20rapidement%20remplacer%20la%20moitié%20des%20métiers%20existants.&amp;text=Dans%20le%20cadre%20de%20l,'histoire%20de%20l'humanité" text:style-name="Internet_20_link" text:visited-style-name="Visited_20_Internet_20_Link">https://www.lebigdata.fr/intelligence-artificielle-empathie#:~:text=L'intelligence%20artificielle%20pourrait%20rapidement%20remplacer%20la%20moiti%C3%A9%20des%20m%C3%A9tiers%20existants.&amp;text=Dans%20le%20cadre%20de%20l,'histoire%20de%20l'humanit%C3%A9</text:a>. </text:p>
      <text:p text:style-name="P28">14 janvier 2019 – les AI vont remplacer 40 % des métiers</text:p>
      <text:p text:style-name="P5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4">Impact sur l’environnement</text:p>
      <text:p text:style-name="P2"/>
      <text:p text:style-name="P24"><text:a xlink:type="simple" xlink:href="https://www.begeek.fr/assistant-personnel-plana-la-1ere-intelligence-artificielle-ecolo-veut-remplacer-siri-alexa-et-google-assistant-303093" text:style-name="Internet_20_link" text:visited-style-name="Visited_20_Internet_20_Link">https://www.begeek.fr/assistant-personnel-plana-la-1ere-intelligence-artificielle-ecolo-veut-remplacer-siri-alexa-et-google-assistant-303093</text:a> </text:p>
      <text:p text:style-name="P26"><text:span text:style-name="T5">29 décembre 2018 – Plana, IA écolo</text:span></text:p>
      <text:p text:style-name="P1"><text:a xlink:type="simple" xlink:href="https://www.phonandroid.com/assistant-personnel-cette-ia-ecolo-veut-voler-la-vedette-a-google-assistant-et-siri.html" text:style-name="Internet_20_link" text:visited-style-name="Visited_20_Internet_20_Link"/></text:p>
      <text:p text:style-name="P1"><text:a xlink:type="simple" xlink:href="https://www.phonandroid.com/assistant-personnel-cette-ia-ecolo-veut-voler-la-vedette-a-google-assistant-et-siri.html" text:style-name="Internet_20_link" text:visited-style-name="Visited_20_Internet_20_Link">https://www.phonandroid.com/assistant-personnel-cette-ia-ecolo-veut-voler-la-vedette-a-google-assistant-et-siri.html</text:a><text:span text:style-name="T1"> </text:span></text:p>
      <text:p text:style-name="P18">27 decembre 2018 – IA écolo</text:p>
      <text:p text:style-name="P20"/>
      <text:p text:style-name="P1"><text:a xlink:type="simple" xlink:href="https://www.ladepeche.fr/2020/11/03/faut-il-croire-les-gafam-quand-ils-nous-parlent-decologie-9180529.php" text:style-name="Internet_20_link" text:visited-style-name="Visited_20_Internet_20_Link">https://www.ladepeche.fr/2020/11/03/faut-il-croire-les-gafam-quand-ils-nous-parlent-decologie-9180529.php</text:a><text:span text:style-name="T1"> </text:span></text:p>
      <text:p text:style-name="P18">03 novembre 2020 – les stratégies environnementales de GAFAM</text:p>
      <text:p text:style-name="P20"/>
      <text:p text:style-name="P1"><text:a xlink:type="simple" xlink:href="https://www.senat.fr/presse/cp20201021d.html" text:style-name="Internet_20_link" text:visited-style-name="Visited_20_Internet_20_Link">https://www.senat.fr/presse/cp20201021d.html</text:a><text:span text:style-name="T1"> </text:span></text:p>
      <text:p text:style-name="P21">21 octobre 2020 – impact environnemental du numérique d’Apple et Google</text:p>
      <text:p text:style-name="P20"/>
      <text:p text:style-name="P1"><text:a xlink:type="simple" xlink:href="https://www.lebigdata.fr/data-center-impact-environnement" text:style-name="Internet_20_link" text:visited-style-name="Visited_20_Internet_20_Link">https://www.lebigdata.fr/data-center-impact-environnement</text:a><text:span text:style-name="T1"> </text:span></text:p>
      <text:p text:style-name="P21">18 mars 2021 – l’impact des data centers sur l’environnement</text:p>
      <text:p text:style-name="P21"/>
      <text:p text:style-name="P4"><text:a xlink:type="simple" xlink:href="https://www.elle.fr/Societe/Les-enquetes/Mesures-reelles-ou-green-washing-les-Gafam-des-geants-verts-3893058" text:style-name="Internet_20_link" text:visited-style-name="Visited_20_Internet_20_Link">https://www.elle.fr/Societe/Les-enquetes/Mesures-reelles-ou-green-washing-les-Gafam-des-geants-verts-3893058</text:a><text:span text:style-name="T1"> </text:span></text:p>
      <text:p text:style-name="P22">3 décembre 2020 – enquête sur les mesures misent en placent par les GAFAM</text:p>
      <text:p text:style-name="P22"/>
      <text:p text:style-name="P13"><text:a xlink:type="simple" xlink:href="https://www.forbes.fr/technologie/greentech-la-tech-pour-sauver-la-planete/" text:style-name="Internet_20_link" text:visited-style-name="Visited_20_Internet_20_Link">https://www.forbes.fr/technologie/greentech-la-tech-pour-sauver-la-planete/</text:a><text:span text:style-name="T1"> </text:span></text:p>
      <text:p text:style-name="P22">9 février 2021 – la greenTech</text:p>
      <text:p text:style-name="P22"/>
      <text:p text:style-name="P13"><text:a xlink:type="simple" xlink:href="https://www.energystream-wavestone.com/2021/02/gafam-et-energies-renouvelables/" text:style-name="Internet_20_link" text:visited-style-name="Visited_20_Internet_20_Link">https://www.energystream-wavestone.com/2021/02/gafam-et-energies-renouvelables/</text:a><text:span text:style-name="T1"> </text:span></text:p>
      <text:p text:style-name="P23">12 février 2021 – transition énergétique des GAFAM</text:p>
      <text:p text:style-name="P23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8T22:24:50.841000000</meta:creation-date>
    <dc:date>2021-05-20T00:04:18.933000000</dc:date>
    <meta:editing-duration>PT3H32M33S</meta:editing-duration>
    <meta:editing-cycles>17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59" meta:word-count="306" meta:character-count="5029" meta:non-whitespace-character-count="4728"/>
  </office:meta>
</office:document-meta>
</file>